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8.5cm" style:rel-column-width="32767*"/>
    </style:style>
    <style:style style:family="table-column" style:name="Таблица1.B">
      <style:table-column-properties style:column-width="8.5cm" style:rel-column-width="32768*"/>
    </style:style>
    <style:style style:family="table-cell" style:name="Таблица1.A1">
      <style:table-cell-properties fo:border="none" fo:padding="0.097cm"/>
    </style:style>
    <style:style style:family="paragraph" style:name="P1" style:parent-style-name="Standard">
      <style:paragraph-properties fo:text-align="center" style:justify-single-word="false"/>
      <style:text-properties fo:font-size="16pt" fo:font-weight="bold" style:font-size-asian="16pt" style:font-size-complex="16pt" style:font-weight-asian="bold" style:font-weight-complex="bold"/>
    </style:style>
    <style:style style:family="paragraph" style:name="P2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3" style:parent-style-name="Table_20_Contents">
      <style:paragraph-properties fo:text-align="start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4" style:parent-style-name="Table_20_Contents">
      <style:paragraph-properties fo:text-align="end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text" style:name="T1">
      <style:text-properties style:text-underline-color="font-color" style:text-underline-style="solid" style:text-underline-width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Номер: 5</text:p>
            <text:p text:style-name="P3">2011-08-22 15:29:49</text:p>
          </table:table-cell>
          <table:table-cell office:value-type="string" table:style-name="Таблица1.A1">
            <text:p text:style-name="P4">nyanya</text:p>
          </table:table-cell>
        </table:table-row>
      </table:table>
      <text:p text:style-name="P1"/>
      <text:p text:style-name="P1"/>
      <text:p text:style-name="P1">Второстепенный — 1/1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2011-08-22 15:29:54</text:span>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Title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chapter" style:family="paragraph" style:name="Subtitle" style:next-style-name="Text_20_body" style:parent-style-name="Title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20T21:57:05</meta:creation-date>
    <dc:date>2011-08-20T22:21:13</dc:date>
    <dc:creator>viator </dc:creator>
    <meta:editing-duration>PT00H15M53S</meta:editing-duration>
    <meta:editing-cycles>6</meta:editing-cycles>
    <meta:generator>OpenOffice.org/3.2$Linux OpenOffice.org_project/320m12$Build-9483</meta:generator>
    <meta:document-statistic meta:character-count="322" meta:image-count="0" meta:object-count="0" meta:page-count="1" meta:paragraph-count="7" meta:table-count="1" meta:word-count="47"/>
  </office:meta>
</office:document-meta>
</file>